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near fit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lope</text:p>
          </table:table-cell>
          <table:table-cell office:value-type="string" calcext:value-type="string">
            <text:p>Intercept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LOPE([.C3:.C4];[.B3:.B4])" office:value-type="float" office:value="0.540540540540541" calcext:value-type="float">
            <text:p>0.540540540540541</text:p>
          </table:table-cell>
          <table:table-cell table:formula="of:=INTERCEPT([.C3:.C4];[.B3:.B4])" office:value-type="float" office:value="-270.27027027027" calcext:value-type="float">
            <text:p>-270.27027027027</text:p>
          </table:table-cell>
        </table:table-row>
        <table:table-row table:style-name="ro1">
          <table:table-cell/>
          <table:table-cell office:value-type="float" office:value="685" calcext:value-type="float">
            <text:p>685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ample poin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table:number-columns-repeated="4"/>
          <table:table-cell office:value-type="float" office:value="550" calcext:value-type="float">
            <text:p>550</text:p>
          </table:table-cell>
          <table:table-cell table:formula="of:=[.$E$3]*[.E6]+[.$F$3]" office:value-type="float" office:value="27.027027027027" calcext:value-type="float">
            <text:p>27.027027027027</text:p>
          </table:table-cell>
        </table:table-row>
        <table:table-row table:style-name="ro1">
          <table:table-cell table:number-columns-repeated="4"/>
          <table:table-cell office:value-type="float" office:value="617" calcext:value-type="float">
            <text:p>617</text:p>
          </table:table-cell>
          <table:table-cell table:formula="of:=[.$E$3]*[.E7]+[.$F$3]" office:value-type="float" office:value="63.2432432432432" calcext:value-type="float">
            <text:p>63.24324324324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02:18:29.557077270</meta:creation-date>
    <dc:date>2023-09-18T02:37:40.711658139</dc:date>
    <meta:editing-duration>PT9M1S</meta:editing-duration>
    <meta:editing-cycles>1</meta:editing-cycles>
    <meta:document-statistic meta:table-count="1" meta:cell-count="14" meta:object-count="0"/>
    <meta:generator>LibreOffice/7.3.7.2$Linux_X86_64 LibreOffice_project/30$Build-2</meta:generator>
  </office:meta>
</office:document-meta>
</file>